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p&gt;Finding the largest number.&lt;/p&gt;</text:p>
      <text:p text:style-name="Standard">&lt;p id="demo"&gt;&lt;/p&gt;</text:p>
      <text:p text:style-name="Standard"/>
      <text:p text:style-name="Standard">&lt;script&gt;</text:p>
      <text:p text:style-name="Standard">function findMax() {</text:p>
      <text:p text:style-name="Standard"><text:s text:c="2"/>var i;</text:p>
      <text:p text:style-name="Standard"><text:s text:c="2"/>var max = -Infinity;</text:p>
      <text:p text:style-name="Standard"><text:s text:c="2"/>for(i = 0; i &lt; arguments.length; i++) {</text:p>
      <text:p text:style-name="Standard"><text:s text:c="4"/>if (arguments[i] &gt; max) {</text:p>
      <text:p text:style-name="Standard"><text:s text:c="6"/>max = arguments[i];</text:p>
      <text:p text:style-name="Standard"><text:s text:c="4"/>}</text:p>
      <text:p text:style-name="Standard"><text:s text:c="2"/>}</text:p>
      <text:p text:style-name="Standard"><text:s text:c="2"/>return max;</text:p>
      <text:p text:style-name="Standard">} </text:p>
      <text:p text:style-name="Standard">document.getElementById("demo").innerHTML = findMax(4, 5, 6)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59:30.486073241</meta:creation-date>
    <dc:date>2019-03-01T15:59:56.516070720</dc:date>
    <meta:editing-duration>PT26S</meta:editing-duration>
    <meta:editing-cycles>1</meta:editing-cycles>
    <meta:document-statistic meta:table-count="0" meta:image-count="0" meta:object-count="0" meta:page-count="1" meta:paragraph-count="20" meta:word-count="49" meta:character-count="338" meta:non-whitespace-character-count="284"/>
    <meta:generator>LibreOffice/6.0.7.3$Linux_X86_64 LibreOffice_project/00m0$Build-3</meta:generator>
  </office:meta>
</office:document-meta>
</file>